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546000004910F7FDB4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20.145cm" svg:height="17.441cm" draw:z-index="0"><draw:image xlink:href="Pictures/1000020100000546000004910F7FDB47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 </meta:initial-creator>
    <meta:creation-date>2014-11-15T14:44:14</meta:creation-date>
    <meta:printed-by>Tim </meta:printed-by>
    <meta:print-date>2014-11-15T15:00:26</meta:print-date>
    <dc:date>2014-11-16T11:21:51</dc:date>
    <dc:creator>Tim </dc:creator>
    <meta:editing-duration>PT20H22M2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3.5$Linux_x86 LibreOffice_project/350m1$Build-2</meta:generator>
  </office:meta>
</office:document-meta>
</file>